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13.svm" manifest:media-type=""/>
  <manifest:file-entry manifest:full-path="Pictures/TablePreview1.svm" manifest:media-type=""/>
  <manifest:file-entry manifest:full-path="Pictures/10000201000003AF000002123D598AB674EF6863.png" manifest:media-type="image/png"/>
  <manifest:file-entry manifest:full-path="Pictures/TablePreview7.svm" manifest:media-type=""/>
  <manifest:file-entry manifest:full-path="Pictures/TablePreview14.svm" manifest:media-type=""/>
  <manifest:file-entry manifest:full-path="Pictures/TablePreview2.svm" manifest:media-type=""/>
  <manifest:file-entry manifest:full-path="Pictures/1000068800009698000054ABBAE8AB1092C97E1C.svg" manifest:media-type="image/svg+xml"/>
  <manifest:file-entry manifest:full-path="Pictures/TablePreview15.svm" manifest:media-type=""/>
  <manifest:file-entry manifest:full-path="Pictures/TablePreview3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9999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" draw:marker-end-width="0.3cm" draw:fill="none" draw:fill-color="#ff0000" draw:textarea-vertical-align="middle"/>
    </style:style>
    <style:style style:name="gr6" style:family="graphic" style:parent-style-name="objectwithoutfill">
      <style:graphic-properties svg:stroke-color="#009999"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pr1" style:family="presentation" style:parent-style-name="AbstractGreen-title">
      <style:graphic-properties draw:auto-grow-height="true" fo:min-height="4.997cm"/>
    </style:style>
    <style:style style:name="pr2" style:family="presentation" style:parent-style-name="AbstractGreen-subtitle">
      <style:graphic-properties draw:fill-color="#ffffff" draw:auto-grow-height="true" fo:min-height="12.179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r4" style:family="presentation" style:parent-style-name="AbstractGreen-title">
      <style:graphic-properties draw:auto-grow-height="true" fo:min-height="3.467cm"/>
    </style:style>
    <style:style style:name="co1" style:family="table-column">
      <style:table-column-properties style:column-width="3.397cm" style:use-optimal-column-width="false"/>
    </style:style>
    <style:style style:name="co2" style:family="table-column">
      <style:table-column-properties style:column-width="2.198cm" style:use-optimal-column-width="false"/>
    </style:style>
    <style:style style:name="co3" style:family="table-column">
      <style:table-column-properties style:column-width="2.977cm" style:use-optimal-column-width="false"/>
    </style:style>
    <style:style style:name="co4" style:family="table-column">
      <style:table-column-properties style:column-width="2.926cm" style:use-optimal-column-width="false"/>
    </style:style>
    <style:style style:name="co5" style:family="table-column">
      <style:table-column-properties style:column-width="3.033cm" style:use-optimal-column-width="false"/>
    </style:style>
    <style:style style:name="co6" style:family="table-column">
      <style:table-column-properties style:column-width="3.295cm" style:use-optimal-column-width="false"/>
    </style:style>
    <style:style style:name="co7" style:family="table-column">
      <style:table-column-properties style:column-width="3.257cm" style:use-optimal-column-width="false"/>
    </style:style>
    <style:style style:name="co8" style:family="table-column">
      <style:table-column-properties style:column-width="1.75cm" style:use-optimal-column-width="false"/>
    </style:style>
    <style:style style:name="co9" style:family="table-column">
      <style:table-column-properties style:column-width="2.117cm" style:use-optimal-column-width="false"/>
    </style:style>
    <style:style style:name="co10" style:family="table-column">
      <style:table-column-properties style:column-width="4.342cm" style:use-optimal-column-width="false"/>
    </style:style>
    <style:style style:name="co11" style:family="table-column">
      <style:table-column-properties style:column-width="4.559cm" style:use-optimal-column-width="false"/>
    </style:style>
    <style:style style:name="co12" style:family="table-column">
      <style:table-column-properties style:column-width="2.239cm" style:use-optimal-column-width="false"/>
    </style:style>
    <style:style style:name="co13" style:family="table-column">
      <style:table-column-properties style:column-width="5.142cm" style:use-optimal-column-width="false"/>
    </style:style>
    <style:style style:name="co14" style:family="table-column">
      <style:table-column-properties style:column-width="3.379cm" style:use-optimal-column-width="false"/>
    </style:style>
    <style:style style:name="co15" style:family="table-column">
      <style:table-column-properties style:column-width="3.175cm" style:use-optimal-column-width="false"/>
    </style:style>
    <style:style style:name="co16" style:family="table-column">
      <style:table-column-properties style:column-width="1.913cm" style:use-optimal-column-width="false"/>
    </style:style>
    <style:style style:name="co17" style:family="table-column">
      <style:table-column-properties style:column-width="3.035cm" style:use-optimal-column-width="false"/>
    </style:style>
    <style:style style:name="co18" style:family="table-column">
      <style:table-column-properties style:column-width="3.851cm" style:use-optimal-column-width="false"/>
    </style:style>
    <style:style style:name="co19" style:family="table-column">
      <style:table-column-properties style:column-width="3.063cm" style:use-optimal-column-width="false"/>
    </style:style>
    <style:style style:name="co20" style:family="table-column">
      <style:table-column-properties style:column-width="3.785cm" style:use-optimal-column-width="false"/>
    </style:style>
    <style:style style:name="co21" style:family="table-column">
      <style:table-column-properties style:column-width="1.266cm" style:use-optimal-column-width="false"/>
    </style:style>
    <style:style style:name="co22" style:family="table-column">
      <style:table-column-properties style:column-width="1.384cm" style:use-optimal-column-width="false"/>
    </style:style>
    <style:style style:name="co23" style:family="table-column">
      <style:table-column-properties style:column-width="1.18cm" style:use-optimal-column-width="false"/>
    </style:style>
    <style:style style:name="co24" style:family="table-column">
      <style:table-column-properties style:column-width="1.262cm" style:use-optimal-column-width="false"/>
    </style:style>
    <style:style style:name="co25" style:family="table-column">
      <style:table-column-properties style:column-width="2.164cm" style:use-optimal-column-width="false"/>
    </style:style>
    <style:style style:name="co26" style:family="table-column">
      <style:table-column-properties style:column-width="2.96cm" style:use-optimal-column-width="false"/>
    </style:style>
    <style:style style:name="co27" style:family="table-column">
      <style:table-column-properties style:column-width="3.245cm" style:use-optimal-column-width="false"/>
    </style:style>
    <style:style style:name="co28" style:family="table-column">
      <style:table-column-properties style:column-width="3.307cm" style:use-optimal-column-width="false"/>
    </style:style>
    <style:style style:name="co29" style:family="table-column">
      <style:table-column-properties style:column-width="3.812cm" style:use-optimal-column-width="false"/>
    </style:style>
    <style:style style:name="ro1" style:family="table-row">
      <style:table-row-properties style:row-height="0.82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12cm"/>
    </style:style>
    <style:style style:name="ro4" style:family="table-row">
      <style:table-row-properties style:row-height="1.211cm"/>
    </style:style>
    <style:style style:name="ro5" style:family="table-row">
      <style:table-row-properties style:row-height="-2.139cm"/>
    </style:style>
    <style:style style:name="ro6" style:family="table-row">
      <style:table-row-properties style:row-height="1.318cm"/>
    </style:style>
    <style:style style:name="ro7" style:family="table-row">
      <style:table-row-properties style:row-height="1.317cm"/>
    </style:style>
    <style:style style:name="ro8" style:family="table-row">
      <style:table-row-properties style:row-height="0.443cm"/>
    </style:style>
    <style:style style:name="ro9" style:family="table-row">
      <style:table-row-properties style:row-height="1.172cm"/>
    </style:style>
    <style:style style:name="ro10" style:family="table-row">
      <style:table-row-properties style:row-height="0.6cm"/>
    </style:style>
    <style:style style:name="ro11" style:family="table-row">
      <style:table-row-properties style:row-height="1.371cm"/>
    </style:style>
    <style:style style:name="ro12" style:family="table-row">
      <style:table-row-properties style:row-height="1.37cm"/>
    </style:style>
    <style:style style:name="ro13" style:family="table-row">
      <style:table-row-properties style:row-height="1.478cm"/>
    </style:style>
    <style:style style:name="ro14" style:family="table-row">
      <style:table-row-properties style:row-height="1.262cm"/>
    </style:style>
    <style:style style:name="ro15" style:family="table-row">
      <style:table-row-properties style:row-height="0.268cm"/>
    </style:style>
    <style:style style:name="ro16" style:family="table-row">
      <style:table-row-properties style:row-height="1.032cm"/>
    </style:style>
    <style:style style:name="ro17" style:family="table-row">
      <style:table-row-properties style:row-height="0.41cm"/>
    </style:style>
    <style:style style:name="ce1" style:family="table-cell">
      <loext:graphic-properties draw:fill-color="#ffffff"/>
      <style:paragraph-properties fo:text-align="center"/>
    </style:style>
    <style:style style:name="ce2" style:family="table-cell">
      <loext:graphic-properties draw:fill-color="#ffffff"/>
    </style:style>
    <style:style style:name="ce3" style:family="table-cell">
      <loext:graphic-properties draw:fill-color="#00cc00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ce4" style:family="table-cell">
      <loext:graphic-properties draw:fill-color="#ff0000"/>
      <style:text-properties fo:color="#000000" style:font-name="Liberation Sans" fo:font-size="18pt" style:letter-kerning="true" style:font-name-asian="Noto Sans CJK SC Regular" style:font-size-asian="18pt" style:font-name-complex="FreeSans" style:font-size-complex="18pt"/>
    </style:style>
    <style:style style:name="ce5" style:family="table-cell">
      <loext:graphic-properties draw:fill-color="#ff0000"/>
      <style:text-properties fo:color="#000000"/>
    </style:style>
    <style:style style:name="ce6" style:family="table-cell">
      <loext:graphic-properties draw:fill-color="#00cc00"/>
    </style:style>
    <style:style style:name="ce7" style:family="table-cell">
      <loext:graphic-properties draw:fill-color="#ff33ff"/>
    </style:style>
    <style:style style:name="ce8" style:family="table-cell">
      <loext:graphic-properties draw:fill-color="#ff00ff"/>
    </style:style>
    <style:style style:name="ce9" style:family="table-cell">
      <loext:graphic-properties draw:fill-color="#ff0000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ce10" style:family="table-cell">
      <loext:graphic-properties draw:fill-color="#729fcf"/>
      <style:paragraph-properties fo:text-align="center"/>
    </style:style>
    <style:style style:name="ce11" style:family="table-cell">
      <loext:graphic-properties draw:fill-color="#729fcf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0000"/>
      <style:paragraph-properties fo:text-align="center"/>
    </style:style>
    <style:style style:name="T1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2" style:family="text">
      <style:text-properties fo:color="#000000" style:font-name="Liberation Sans" fo:font-size="18pt" style:letter-kerning="true" style:font-name-asian="Noto Sans CJK SC Regular" style:font-size-asian="18pt" style:font-name-complex="FreeSans" style:font-size-complex="18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layer="layout" svg:width="25.2cm" svg:height="4.997cm" svg:x="1.4cm" svg:y="0.035cm" presentation:class="title">
          <draw:text-box>
            <text:p>PROJECTO DE SIBD – Parte 2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Organização da Databas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0">
        <draw:frame presentation:style-name="pr4" draw:layer="layout" svg:width="25.2cm" svg:height="3.467cm" svg:x="1.4cm" svg:y="0.8cm" presentation:class="title" presentation:user-transformed="true">
          <draw:text-box>
            <text:p>Código de Cores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Fundo da Célula a VERDE = Primary Key</text:p>
            <text:p/>
            <text:p>Fundo da célula a ROSA = Foreign Key</text:p>
            <text:p/>
            <text:p>Setas = Relações entre as tabelas</text:p>
            <text:p/>
            <text:p>Fundo VERMELHO = Foreign key numa tabela com seta e Primary Key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draw:style-name="standard" xml:id="id3" draw:id="id3" draw:layer="layout" svg:width="8.571cm" svg:height="1.943cm" svg:x="2.073cm" svg:y="18.9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2">doctor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 table:style-name="ce3">
                <text:p><text:span text:style-name="T1">doctor_id</text:span></text:p>
              </table:table-cell>
              <table:table-cell>
                <text:p><text:span text:style-name="T1">name</text:span></text:p>
              </table:table-cell>
              <table:table-cell>
                <text:p><text:span text:style-name="T1">specialt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1.553cm" svg:height="2.422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column table:style-name="co5"/>
            <table:table-row table:style-name="ro3" table:default-cell-style-name="ce2">
              <table:table-cell table:style-name="ce1" table:number-columns-spanned="4">
                <text:p text:style-name="P2">patient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gray2">
              <table:table-cell table:style-name="ce3">
                <text:p><text:span text:style-name="T1">patient_id</text:span></text:p>
              </table:table-cell>
              <table:table-cell>
                <text:p><text:span text:style-name="T1">name</text:span></text:p>
              </table:table-cell>
              <table:table-cell>
                <text:p><text:span text:style-name="T1">birthday</text:span></text:p>
              </table:table-cell>
              <table:table-cell>
                <text:p><text:span text:style-name="T1">addres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10.418cm" svg:height="2.182cm" svg:x="0.298cm" svg:y="12.19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2">
              <table:table-cell table:style-name="ce1" table:number-columns-spanned="4">
                <text:p text:style-name="P2">appointment</text:p>
              </table:table-cell>
              <table:covered-table-cell/>
              <table:covered-table-cell/>
              <table:covered-table-cell/>
            </table:table-row>
            <table:table-row table:style-name="ro4">
              <table:table-cell table:style-name="ce4">
                <text:p><text:span text:style-name="T2">patient_id</text:span></text:p>
              </table:table-cell>
              <table:table-cell table:style-name="ce5">
                <text:p><text:span text:style-name="T3">doctor_id</text:span></text:p>
              </table:table-cell>
              <table:table-cell table:style-name="ce6">
                <text:p><text:span text:style-name="T1">date</text:span></text:p>
              </table:table-cell>
              <table:table-cell table:style-name="gray2">
                <text:p><text:span text:style-name="T1">office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2" draw:text-style-name="P3" draw:layer="layout" svg:x1="0cm" svg:y1="1.211cm" svg:x2="0.298cm" svg:y2="13.282cm" draw:start-shape="id1" draw:end-shape="id2" draw:end-glue-point="3" svg:d="M0 1211h-501v12071h799" svg:viewBox="0 0 800 12072">
          <text:p/>
        </draw:connector>
        <draw:frame draw:style-name="standard" draw:layer="layout" svg:width="11.139cm" svg:height="2.634cm" svg:x="16.814cm" svg:y="8.77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2">
              <table:table-cell table:style-name="ce1" table:number-columns-spanned="3">
                <text:p text:style-name="P2">equipment</text:p>
              </table:table-cell>
              <table:covered-table-cell/>
              <table:covered-table-cell/>
            </table:table-row>
            <table:table-row table:style-name="ro7">
              <table:table-cell table:style-name="ce3">
                <text:p><text:span text:style-name="T1">manufacturer</text:span></text:p>
              </table:table-cell>
              <table:table-cell table:style-name="ce6">
                <text:p><text:span text:style-name="T1">serial_number</text:span></text:p>
              </table:table-cell>
              <table:table-cell table:style-name="gray2">
                <text:p><text:span text:style-name="T1">model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4" draw:id="id4" draw:layer="layout" svg:width="13.608cm" svg:height="2.182cm" svg:x="1.187cm" svg:y="7.46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8" table:default-cell-style-name="ce2">
              <table:table-cell table:style-name="ce1" table:number-columns-spanned="4">
                <text:p text:style-name="P2">request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7">
              <table:table-cell table:style-name="ce3">
                <text:p><text:span text:style-name="T1">request_number</text:span></text:p>
              </table:table-cell>
              <table:table-cell>
                <text:p><text:span text:style-name="T1">patient_id</text:span></text:p>
              </table:table-cell>
              <table:table-cell table:style-name="ce8">
                <text:p><text:span text:style-name="T1">doctor_id</text:span></text:p>
              </table:table-cell>
              <table:table-cell>
                <text:p><text:span text:style-name="T1">date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2" draw:text-style-name="P3" draw:layer="layout" draw:type="curve" svg:x1="5.507cm" svg:y1="14.373cm" svg:x2="2.073cm" svg:y2="19.909cm" draw:start-shape="id2" draw:start-glue-point="2" draw:end-shape="id3" draw:end-glue-point="3" svg:d="M5507 14373c0 3424-1968 2853-3014 3381s-1171 2155-420 2155" svg:viewBox="0 0 3914 5537">
          <text:p/>
        </draw:connector>
        <draw:connector draw:style-name="gr2" draw:text-style-name="P3" draw:layer="layout" draw:type="curve" draw:line-skew="-0.597cm" svg:x1="7.991cm" svg:y1="9.647cm" svg:x2="0.298cm" svg:y2="13.282cm" draw:start-shape="id4" draw:start-glue-point="2" draw:end-shape="id2" draw:end-glue-point="3" svg:d="M7991 9647c0 1014-4097 845-6208 1500s-2236 2135-1485 2135" svg:viewBox="0 0 8113 3636">
          <text:p/>
        </draw:connector>
        <draw:connector draw:style-name="gr2" draw:text-style-name="P3" draw:layer="layout" draw:type="curve" draw:line-skew="0.077cm" svg:x1="11.235cm" svg:y1="9.851cm" svg:x2="5.507cm" svg:y2="12.191cm" draw:end-shape="id2" draw:end-glue-point="0" svg:d="M11235 9851c0 1495-5728 326-5728 2340" svg:viewBox="0 0 5729 2341">
          <text:p/>
        </draw:connector>
        <draw:connector draw:style-name="gr2" draw:text-style-name="P3" draw:layer="layout" draw:type="curve" draw:line-skew="-0.06cm" svg:x1="14cm" svg:y1="9.66cm" svg:x2="8.272cm" svg:y2="12cm" svg:d="M14000 9660c-4386 0-1522 2340-5728 2340" svg:viewBox="0 0 5729 2341">
          <text:p/>
        </draw:connector>
        <draw:frame draw:style-name="standard" xml:id="id5" draw:id="id5" draw:layer="layout" svg:width="17.625cm" svg:height="2.854cm" svg:x="9.28cm" svg:y="3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column table:style-name="co17"/>
            <table:table-column table:style-name="co17"/>
            <table:table-column table:style-name="co17"/>
            <table:table-row table:style-name="ro9" table:default-cell-style-name="ce2">
              <table:table-cell table:style-name="ce1" table:number-columns-spanned="6">
                <text:p text:style-name="P2">study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7">
              <table:table-cell table:style-name="ce9">
                <text:p><text:span text:style-name="T1">request_number</text:span></text:p>
              </table:table-cell>
              <table:table-cell table:style-name="ce6">
                <text:p><text:span text:style-name="T1">description</text:span></text:p>
              </table:table-cell>
              <table:table-cell table:style-name="gray2">
                <text:p><text:span text:style-name="T1">date</text:span></text:p>
              </table:table-cell>
              <table:table-cell>
                <text:p>doctor_id</text:p>
              </table:table-cell>
              <table:table-cell>
                <text:p>manufacturer</text:p>
              </table:table-cell>
              <table:table-cell>
                <text:p>serial_number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2" draw:text-style-name="P3" draw:layer="layout" draw:type="line" svg:x1="21.655cm" svg:y1="7.001cm" svg:x2="19.579cm" svg:y2="8.466cm" svg:d="M21655 7001l-2076 1465" svg:viewBox="0 0 2077 1466">
          <text:p/>
        </draw:connector>
        <draw:connector draw:style-name="gr2" draw:text-style-name="P3" draw:layer="layout" draw:type="line" svg:x1="25.4cm" svg:y1="6.935cm" svg:x2="23.324cm" svg:y2="8.4cm" svg:d="M25400 6935l-2076 1465" svg:viewBox="0 0 2077 1466">
          <text:p/>
        </draw:connector>
        <draw:connector draw:style-name="gr2" draw:text-style-name="P3" draw:layer="layout" draw:type="line" svg:x1="8.917cm" svg:y1="5.88cm" svg:x2="4.323cm" svg:y2="8.178cm" svg:d="M8917 5880l-4594 2298" svg:viewBox="0 0 4595 2299">
          <text:p/>
        </draw:connector>
        <draw:connector draw:style-name="gr2" draw:text-style-name="P3" draw:layer="layout" draw:type="line" svg:x1="18.092cm" svg:y1="6.738cm" svg:x2="5.373cm" svg:y2="18.724cm" draw:start-shape="id5" draw:start-glue-point="2" svg:d="M18092 6738l-12719 11986" svg:viewBox="0 0 12720 11987">
          <text:p/>
        </draw:connector>
        <draw:frame draw:style-name="standard" draw:layer="layout" svg:width="14.59cm" svg:height="3cm" svg:x="13.288cm" svg:y="0.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column table:style-name="co17"/>
            <table:table-column table:style-name="co17"/>
            <table:table-row table:style-name="ro6" table:default-cell-style-name="ce2">
              <table:table-cell table:style-name="ce1" table:number-columns-spanned="5">
                <text:p text:style-name="P2">serie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0" table:default-cell-style-name="ce7">
              <table:table-cell table:style-name="ce3">
                <text:p><text:span text:style-name="T1">series_id</text:span></text:p>
              </table:table-cell>
              <table:table-cell table:style-name="gray2">
                <text:p><text:span text:style-name="T1">name</text:span></text:p>
              </table:table-cell>
              <table:table-cell table:style-name="gray2">
                <text:p><text:span text:style-name="T1">base_url</text:span></text:p>
              </table:table-cell>
              <table:table-cell>
                <text:p>request_number</text:p>
              </table:table-cell>
              <table:table-cell>
                <text:p><text:span text:style-name="T1">description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2" draw:text-style-name="P3" draw:layer="layout" draw:type="line" svg:x1="23.609cm" svg:y1="3.338cm" svg:x2="11.55cm" svg:y2="4.848cm" svg:d="M23609 3338l-12059 1510" svg:viewBox="0 0 12060 1511">
          <text:p/>
        </draw:connector>
        <draw:connector draw:style-name="gr2" draw:text-style-name="P3" draw:layer="layout" draw:type="line" svg:x1="26.702cm" svg:y1="3.379cm" svg:x2="14cm" svg:y2="5cm" svg:d="M26702 3379l-12702 1621" svg:viewBox="0 0 12703 1622">
          <text:p/>
        </draw:connector>
        <draw:frame draw:style-name="standard" draw:layer="layout" svg:width="8.192cm" svg:height="2.74cm" svg:x="15.253cm" svg:y="13.351cm">
          <table:table table:template-name="default" table:use-first-row-styles="true" table:use-banding-rows-styles="true">
            <table:table-column table:style-name="co10"/>
            <table:table-column table:style-name="co18"/>
            <table:table-row table:style-name="ro11">
              <table:table-cell table:style-name="ce1" table:number-columns-spanned="2">
                <text:p text:style-name="P2">element</text:p>
              </table:table-cell>
              <table:covered-table-cell table:style-name="ce2"/>
            </table:table-row>
            <table:table-row table:style-name="ro12">
              <table:table-cell table:style-name="ce9">
                <text:p><text:span text:style-name="T1">series_id</text:span></text:p>
              </table:table-cell>
              <table:table-cell table:style-name="ce6">
                <text:p><text:span text:style-name="T1">elem_index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1.939cm" svg:height="2.739cm" svg:x="16.018cm" svg:y="18.215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3" table:default-cell-style-name="ce2">
              <table:table-cell table:style-name="ce1" table:number-columns-spanned="6">
                <text:p text:style-name="P2">region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4" table:default-cell-style-name="ce6">
              <table:table-cell table:style-name="ce9">
                <text:p><text:span text:style-name="T1">series_id</text:span></text:p>
              </table:table-cell>
              <table:table-cell table:style-name="ce9">
                <text:p><text:span text:style-name="T1">elem_index</text:span></text:p>
              </table:table-cell>
              <table:table-cell>
                <text:p>x1</text:p>
              </table:table-cell>
              <table:table-cell>
                <text:p>y1</text:p>
              </table:table-cell>
              <table:table-cell>
                <text:p>x2</text:p>
              </table:table-cell>
              <table:table-cell table:style-name="ce3">
                <text:p><text:span text:style-name="T1">y2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3" draw:text-style-name="P3" draw:layer="layout" draw:type="curve" svg:x1="17.381cm" svg:y1="16.364cm" svg:x2="14.735cm" svg:y2="3.379cm" svg:d="M17381 16364c0-9738-2646-3246-2646-12985" svg:viewBox="0 0 2647 12986">
          <text:p/>
        </draw:connector>
        <draw:connector draw:style-name="gr2" draw:text-style-name="P3" draw:layer="layout" draw:type="line" svg:x1="21.289cm" svg:y1="16.282cm" svg:x2="20.679cm" svg:y2="19.94cm" svg:d="M21289 16282l-610 3658" svg:viewBox="0 0 611 3659">
          <text:p/>
        </draw:connector>
        <draw:connector draw:style-name="gr2" draw:text-style-name="P3" draw:layer="layout" draw:type="line" svg:x1="18.41cm" svg:y1="16.091cm" svg:x2="17.8cm" svg:y2="19.749cm" svg:d="M18410 16091l-610 3658" svg:viewBox="0 0 611 3659">
          <text:p/>
        </draw:connecto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draw:style-name="standard" xml:id="id7" draw:id="id7" draw:layer="layout" svg:width="8.571cm" svg:height="1.943cm" svg:x="18.98cm" svg:y="19.2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5" table:default-cell-style-name="ce11">
              <table:table-cell table:style-name="ce10" table:number-columns-spanned="3">
                <text:p text:style-name="P2">doctor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 table:style-name="ce3">
                <text:p><text:span text:style-name="T1">doctor_id</text:span></text:p>
              </table:table-cell>
              <table:table-cell>
                <text:p><text:span text:style-name="T1">name</text:span></text:p>
              </table:table-cell>
              <table:table-cell>
                <text:p><text:span text:style-name="T1">specialty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8" draw:id="id8" draw:layer="layout" svg:width="11.553cm" svg:height="2.242cm" svg:x="-2.915cm" svg:y="18.79cm">
          <table:table table:template-name="default" table:use-first-row-styles="true" table:use-banding-rows-styles="true">
            <table:table-column table:style-name="co1"/>
            <table:table-column table:style-name="co25"/>
            <table:table-column table:style-name="co26"/>
            <table:table-column table:style-name="co5"/>
            <table:table-row table:style-name="ro16" table:default-cell-style-name="ce11">
              <table:table-cell table:style-name="ce10" table:number-columns-spanned="4">
                <text:p text:style-name="P2">patient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gray2">
              <table:table-cell table:style-name="ce3">
                <text:p><text:span text:style-name="T1">patient_id</text:span></text:p>
              </table:table-cell>
              <table:table-cell>
                <text:p><text:span text:style-name="T1">name</text:span></text:p>
              </table:table-cell>
              <table:table-cell>
                <text:p><text:span text:style-name="T1">birthday</text:span></text:p>
              </table:table-cell>
              <table:table-cell>
                <text:p><text:span text:style-name="T1">address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6" draw:id="id6" draw:layer="layout" svg:width="10.418cm" svg:height="2.182cm" svg:x="2.494cm" svg:y="15.107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8"/>
            <table:table-column table:style-name="co9"/>
            <table:table-row table:style-name="ro2" table:default-cell-style-name="ce11">
              <table:table-cell table:style-name="ce10" table:number-columns-spanned="4">
                <text:p text:style-name="P2">appointment</text:p>
              </table:table-cell>
              <table:covered-table-cell/>
              <table:covered-table-cell/>
              <table:covered-table-cell/>
            </table:table-row>
            <table:table-row table:style-name="ro4">
              <table:table-cell table:style-name="ce4">
                <text:p><text:span text:style-name="T2">patient_id</text:span></text:p>
              </table:table-cell>
              <table:table-cell table:style-name="ce5">
                <text:p><text:span text:style-name="T3">doctor_id</text:span></text:p>
              </table:table-cell>
              <table:table-cell table:style-name="ce6">
                <text:p><text:span text:style-name="T1">date</text:span></text:p>
              </table:table-cell>
              <table:table-cell table:style-name="gray2">
                <text:p><text:span text:style-name="T1">offic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1.139cm" svg:height="2.288cm" svg:x="29.376cm" svg:y="7.95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2" table:default-cell-style-name="ce11">
              <table:table-cell table:style-name="ce10" table:number-columns-spanned="3">
                <text:p text:style-name="P2">equipment</text:p>
              </table:table-cell>
              <table:covered-table-cell/>
              <table:covered-table-cell/>
            </table:table-row>
            <table:table-row table:style-name="ro7">
              <table:table-cell table:style-name="ce3">
                <text:p><text:span text:style-name="T1">manufacturer</text:span></text:p>
              </table:table-cell>
              <table:table-cell table:style-name="ce6">
                <text:p><text:span text:style-name="T1">serial_number</text:span></text:p>
              </table:table-cell>
              <table:table-cell table:style-name="gray2">
                <text:p><text:span text:style-name="T1">model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9" draw:id="id9" draw:layer="layout" svg:width="13.608cm" svg:height="2.182cm" svg:x="1.367cm" svg:y="11.68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7" table:default-cell-style-name="ce11">
              <table:table-cell table:style-name="ce10" table:number-columns-spanned="4">
                <text:p text:style-name="P2">request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7">
              <table:table-cell table:style-name="ce3">
                <text:p><text:span text:style-name="T1">request_number</text:span></text:p>
              </table:table-cell>
              <table:table-cell>
                <text:p><text:span text:style-name="T1">patient_id</text:span></text:p>
              </table:table-cell>
              <table:table-cell table:style-name="ce8">
                <text:p><text:span text:style-name="T1">doctor_id</text:span></text:p>
              </table:table-cell>
              <table:table-cell>
                <text:p><text:span text:style-name="T1">date</text:span></text:p>
              </table:table-cell>
            </table:table-row>
          </table:table>
          <draw:image xlink:href="Pictures/TablePreview14.svm" xlink:type="simple" xlink:show="embed" xlink:actuate="onLoad"/>
        </draw:frame>
        <draw:connector draw:style-name="gr2" draw:text-style-name="P3" draw:layer="layout" draw:type="curve" svg:x1="7.703cm" svg:y1="17.289cm" svg:x2="18.98cm" svg:y2="20.178cm" draw:start-shape="id6" draw:start-glue-point="2" draw:end-shape="id7" draw:end-glue-point="3" svg:d="M7703 17289c0 1926 3759 2889 11277 2889" svg:viewBox="0 0 11278 2890">
          <text:p/>
        </draw:connector>
        <draw:frame draw:style-name="standard" draw:layer="layout" svg:width="17.625cm" svg:height="2.654cm" svg:x="10.312cm" svg:y="7.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column table:style-name="co17"/>
            <table:table-column table:style-name="co17"/>
            <table:table-column table:style-name="co17"/>
            <table:table-row table:style-name="ro2" table:default-cell-style-name="ce11">
              <table:table-cell table:style-name="ce10" table:number-columns-spanned="6">
                <text:p text:style-name="P2">study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7">
              <table:table-cell table:style-name="ce9">
                <text:p><text:span text:style-name="T1">request_number</text:span></text:p>
              </table:table-cell>
              <table:table-cell table:style-name="ce6">
                <text:p><text:span text:style-name="T1">description</text:span></text:p>
              </table:table-cell>
              <table:table-cell table:style-name="gray2">
                <text:p><text:span text:style-name="T1">date</text:span></text:p>
              </table:table-cell>
              <table:table-cell>
                <text:p>doctor_id</text:p>
              </table:table-cell>
              <table:table-cell>
                <text:p>manufacturer</text:p>
              </table:table-cell>
              <table:table-cell>
                <text:p>serial_number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5.367cm" svg:height="2.654cm" svg:x="-0.038cm" svg:y="0.5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column table:style-name="co17"/>
            <table:table-column table:style-name="co29"/>
            <table:table-row table:style-name="ro2" table:default-cell-style-name="ce11">
              <table:table-cell table:style-name="ce10" table:number-columns-spanned="5">
                <text:p text:style-name="P2">serie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0" table:default-cell-style-name="ce7">
              <table:table-cell table:style-name="ce3">
                <text:p><text:span text:style-name="T1">series_id</text:span></text:p>
              </table:table-cell>
              <table:table-cell table:style-name="gray2">
                <text:p><text:span text:style-name="T1">name</text:span></text:p>
              </table:table-cell>
              <table:table-cell table:style-name="gray2">
                <text:p><text:span text:style-name="T1">base_url</text:span></text:p>
              </table:table-cell>
              <table:table-cell>
                <text:p>request_number</text:p>
              </table:table-cell>
              <table:table-cell>
                <text:p><text:span text:style-name="T1">description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10" draw:id="id10" draw:layer="layout" svg:width="8.192cm" svg:height="2.341cm" svg:x="19.245cm" svg:y="4.203cm">
          <table:table table:template-name="default" table:use-first-row-styles="true" table:use-banding-rows-styles="true">
            <table:table-column table:style-name="co10"/>
            <table:table-column table:style-name="co18"/>
            <table:table-row table:style-name="ro2">
              <table:table-cell table:style-name="ce10" table:number-columns-spanned="2">
                <text:p text:style-name="P2">element</text:p>
              </table:table-cell>
              <table:covered-table-cell table:style-name="ce11"/>
            </table:table-row>
            <table:table-row table:style-name="ro12">
              <table:table-cell table:style-name="ce9">
                <text:p><text:span text:style-name="T1">series_id</text:span></text:p>
              </table:table-cell>
              <table:table-cell table:style-name="ce6">
                <text:p><text:span text:style-name="T1">elem_index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xml:id="id11" draw:id="id11" draw:layer="layout" svg:width="11.939cm" svg:height="2.233cm" svg:x="15.794cm" svg:y="0.277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2" table:default-cell-style-name="ce11">
              <table:table-cell table:style-name="ce10" table:number-columns-spanned="6">
                <text:p text:style-name="P2">region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4" table:default-cell-style-name="ce6">
              <table:table-cell table:style-name="ce9">
                <text:p><text:span text:style-name="T1">series_id</text:span></text:p>
              </table:table-cell>
              <table:table-cell table:style-name="ce9">
                <text:p><text:span text:style-name="T1">elem_index</text:span></text:p>
              </table:table-cell>
              <table:table-cell>
                <text:p>x1</text:p>
              </table:table-cell>
              <table:table-cell>
                <text:p>y1</text:p>
              </table:table-cell>
              <table:table-cell>
                <text:p>x2</text:p>
              </table:table-cell>
              <table:table-cell table:style-name="ce3">
                <text:p><text:span text:style-name="T1">y2</text:span></text:p>
              </table:table-cell>
            </table:table-row>
          </table:table>
          <draw:image xlink:href="Pictures/TablePreview18.svm" xlink:type="simple" xlink:show="embed" xlink:actuate="onLoad"/>
        </draw:frame>
        <draw:connector draw:style-name="gr2" draw:text-style-name="P3" draw:layer="layout" draw:type="curve" svg:x1="-2.915cm" svg:y1="19.911cm" svg:x2="2.494cm" svg:y2="16.198cm" draw:start-shape="id8" draw:start-glue-point="3" draw:end-shape="id6" svg:d="M-2915 19911c-751 0-3456-3713 5409-3713" svg:viewBox="0 0 6388 3714">
          <text:p/>
        </draw:connector>
        <draw:connector draw:style-name="gr2" draw:text-style-name="P3" draw:layer="layout" draw:type="line" svg:x1="2.494cm" svg:y1="16.198cm" svg:x2="8.171cm" svg:y2="13.862cm" draw:start-shape="id6" draw:start-glue-point="3" draw:end-shape="id9" draw:end-glue-point="2" svg:d="M2494 16198l5677-2336" svg:viewBox="0 0 5678 2337">
          <text:p/>
        </draw:connector>
        <draw:connector draw:style-name="gr2" draw:text-style-name="P3" draw:layer="layout" draw:type="line" svg:x1="7.069cm" svg:y1="16.154cm" svg:x2="11.211cm" svg:y2="14.081cm" svg:d="M7069 16154l4142-2073" svg:viewBox="0 0 4143 2074">
          <text:p/>
        </draw:connector>
        <draw:connector draw:style-name="gr2" draw:text-style-name="P3" draw:layer="layout" draw:type="line" svg:x1="17.225cm" svg:y1="2.719cm" svg:x2="19.245cm" svg:y2="5.373cm" draw:end-shape="id10" svg:d="M17225 2719l2020 2654" svg:viewBox="0 0 2021 2655">
          <text:p/>
        </draw:connector>
        <draw:connector draw:style-name="gr2" draw:text-style-name="P3" draw:layer="layout" draw:type="curve" draw:line-skew="1.067cm" svg:x1="27.437cm" svg:y1="5.373cm" svg:x2="21.763cm" svg:y2="2.51cm" draw:start-shape="id10" draw:start-glue-point="1" draw:end-shape="id11" draw:end-glue-point="2" svg:d="M27437 5373c2353 0 1962-1008-45-1407s-5629-186-5629-1456" svg:viewBox="0 0 7291 2864">
          <text:p/>
        </draw:connector>
        <draw:connector draw:style-name="gr2" draw:text-style-name="P3" draw:layer="layout" draw:type="line" svg:x1="18.98cm" svg:y1="20.178cm" svg:x2="20.673cm" svg:y2="10.673cm" draw:start-shape="id7" draw:start-glue-point="3" svg:d="M18980 20178l1693-9505" svg:viewBox="0 0 1694 9506">
          <text:p/>
        </draw:connector>
        <draw:connector draw:style-name="gr4" draw:text-style-name="P3" xml:id="id12" draw:id="id12" draw:layer="layout" draw:type="curve" draw:line-skew="-2.358cm" svg:x1="28.383cm" svg:y1="14.047cm" svg:x2="22.995cm" svg:y2="10.631cm" svg:d="M28383 14047c-7578 0-4884-3416-5388-3416" svg:viewBox="0 0 5461 3417">
          <text:p/>
        </draw:connector>
        <draw:connector draw:style-name="gr4" draw:text-style-name="P3" draw:layer="layout" draw:type="curve" draw:line-skew="1.751cm" svg:x1="28.383cm" svg:y1="14.047cm" svg:x2="31.922cm" svg:y2="10.631cm" draw:start-shape="id12" draw:start-glue-point="2" svg:d="M28383 14047c5656 0 3887-3416 3539-3416" svg:viewBox="0 0 4075 3417">
          <text:p/>
        </draw:connector>
        <draw:g>
          <draw:connector draw:style-name="gr5" draw:text-style-name="P4" xml:id="id13" draw:id="id13" draw:layer="layout" draw:type="curve" draw:line-skew="-2.358cm" svg:x1="32.183cm" svg:y1="13.998cm" svg:x2="26.177cm" svg:y2="10.582cm" svg:d="M32183 13998c-8447 0-5444-3416-6006-3416" svg:viewBox="0 0 6087 3417">
            <text:p/>
          </draw:connector>
          <draw:connector draw:style-name="gr5" draw:text-style-name="P4" draw:layer="layout" draw:type="curve" draw:line-skew="1.645cm" svg:x1="32.183cm" svg:y1="13.998cm" svg:x2="36.128cm" svg:y2="10.582cm" draw:start-shape="id13" draw:start-glue-point="2" svg:d="M32183 13998c5802 0 3830-3416 3945-3416" svg:viewBox="0 0 4179 3417">
            <text:p/>
          </draw:connector>
        </draw:g>
        <draw:connector draw:style-name="gr2" draw:text-style-name="P3" draw:layer="layout" draw:type="line" svg:x1="1.367cm" svg:y1="12.771cm" svg:x2="9.862cm" svg:y2="9.525cm" draw:start-shape="id9" draw:start-glue-point="3" svg:d="M1367 12771l8495-3246" svg:viewBox="0 0 8496 3247">
          <text:p/>
        </draw:connector>
        <draw:connector draw:style-name="gr2" draw:text-style-name="P3" draw:layer="layout" draw:type="line" svg:x1="2.213cm" svg:y1="3.512cm" svg:x2="19.245cm" svg:y2="5.373cm" draw:end-shape="id10" draw:end-glue-point="3" svg:d="M2213 3512l17032 1861" svg:viewBox="0 0 17033 1862">
          <text:p/>
        </draw:connector>
        <draw:connector draw:style-name="gr6" draw:text-style-name="P3" draw:layer="layout" draw:type="line" svg:x1="13.855cm" svg:y1="3.56cm" svg:x2="14.672cm" svg:y2="7.408cm" svg:d="M13855 3560l817 3848" svg:viewBox="0 0 818 3849">
          <text:p/>
        </draw:connector>
        <draw:connector draw:style-name="gr7" draw:text-style-name="P3" draw:layer="layout" draw:type="line" svg:x1="10.584cm" svg:y1="3.464cm" svg:x2="11.401cm" svg:y2="7.312cm" svg:d="M10584 3464l817 3848" svg:viewBox="0 0 818 3849">
          <text:p/>
        </draw:connector>
        <draw:connector draw:style-name="gr2" draw:text-style-name="P3" draw:layer="layout" draw:type="line" svg:x1="9.907cm" svg:y1="16.059cm" svg:x2="14.049cm" svg:y2="13.986cm" svg:d="M9907 16059l4142-2073" svg:viewBox="0 0 4143 2074">
          <text:p/>
        </draw:connecto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3D598AB674EF6863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6:32:01.593781360</meta:creation-date>
    <dc:date>2016-11-01T17:41:54.075588122</dc:date>
    <meta:editing-duration>PT4H36M50S</meta:editing-duration>
    <meta:editing-cycles>56</meta:editing-cycles>
    <meta:generator>LibreOffice/5.1.4.2$Linux_X86_64 LibreOffice_project/10m0$Build-2</meta:generator>
    <meta:document-statistic meta:object-count="94"/>
  </office:meta>
</office:document-meta>
</file>